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E00000260A7D6D89E4901F7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145cm" svg:height="15.442cm" svg:x="1.525cm" svg:y="4.064cm">
          <draw:image xlink:href="Pictures/10000201000003DE00000260A7D6D89E4901F763.png" xlink:type="simple" xlink:show="embed" xlink:actuate="onLoad">
            <text:p/>
          </draw:image>
        </draw:frame>
        <draw:g>
          <svg:title>TexMaths</svg:title>
          <svg:desc>28§display§\eta(w)=\big{(}\frac{1}{w}+B\big{)}^{B \lambda_h-F}exp\big{(}-\frac{\lambda_h}{w}\big{)}§svg§600§FALSE§</svg:desc>
          <draw:polygon draw:style-name="gr2" draw:text-style-name="P2" draw:layer="layout" svg:width="14.937cm" svg:height="2.023cm" svg:x="7.16cm" svg:y="2.035cm" svg:viewBox="0 0 14938 2024" draw:points="7470,2024 0,2024 0,0 14938,0 14938,2024">
            <text:p/>
          </draw:polygon>
          <draw:path draw:style-name="gr3" draw:text-style-name="P3" draw:layer="layout" svg:width="0.461cm" svg:height="0.648cm" svg:x="7.188cm" svg:y="2.947cm" svg:viewBox="0 0 462 649" svg:d="M454 162c5-16 8-30 8-56 0-64-39-106-115-106-75 0-129 50-151 87-6-56-48-87-92-87-45 0-65 39-73 56-17 34-31 92-31 95 0 11 11 11 11 11 11 0 11 0 17-22 17-70 36-118 73-118 17 0 31 9 31 45 0 20-3 31-17 84l-56 227c-3 14-9 39-9 42 0 20 14 28 28 28 12 0 31-8 37-28 0-3 14-48 19-73l23-89c5-23 11-42 17-68 0-5 8-36 8-42 3-11 34-64 67-92 23-17 53-34 95-34 45 0 56 34 56 68 0 5 0 25-11 64l-112 453c-3 12-3 14-3 17 0 14 9 25 26 25 30 0 39-28 42-39z">
            <text:p/>
          </draw:path>
          <draw:path draw:style-name="gr3" draw:text-style-name="P3" draw:layer="layout" svg:width="0.231cm" svg:height="0.984cm" svg:x="7.779cm" svg:y="2.64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text-style-name="P3" draw:layer="layout" svg:width="0.654cm" svg:height="0.447cm" svg:x="8.092cm" svg:y="2.94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" draw:text-style-name="P3" draw:layer="layout" svg:width="0.231cm" svg:height="0.984cm" svg:x="8.848cm" svg:y="2.64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" draw:text-style-name="P3" draw:layer="layout" svg:width="0.657cm" svg:height="0.231cm" svg:x="9.501cm" svg:y="3.0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259cm" svg:height="1.18cm" svg:x="10.632cm" svg:y="2.544cm" svg:viewBox="0 0 260 1181" svg:d="M260 1173c0-6-2-6-5-8-45-51-112-129-154-292-23-89-34-190-34-282 0-258 65-440 185-569 8-8 8-11 8-11 0-11-8-11-14-11-14 0-67 59-81 73-101 120-165 297-165 518 0 140 25 338 154 504 11 14 76 86 92 86 6 0 14 0 14-8z">
            <text:p/>
          </draw:path>
          <draw:path draw:style-name="gr3" draw:text-style-name="P3" draw:layer="layout" svg:width="0.327cm" svg:height="0.657cm" svg:x="11.259cm" svg:y="2.06cm" svg:viewBox="0 0 328 658" svg:d="M204 25c0-22 0-25-22-25-62 64-151 64-182 64v31c20 0 78 0 129-28v512c0 37-3 48-93 48h-30v31c36-3 120-3 162-3 39 0 126 0 160 3v-31h-31c-90 0-93-11-93-48z">
            <text:p/>
          </draw:path>
          <draw:polygon draw:style-name="gr3" draw:text-style-name="P3" draw:layer="layout" svg:width="0.733cm" svg:height="0.041cm" svg:x="11.052cm" svg:y="3.115cm" svg:viewBox="0 0 734 42" draw:points="367,42 0,42 0,0 734,0 734,42">
            <text:p/>
          </draw:polygon>
          <draw:path draw:style-name="gr3" draw:text-style-name="P3" draw:layer="layout" svg:width="0.654cm" svg:height="0.447cm" svg:x="11.08cm" svg:y="3.62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" draw:text-style-name="P3" draw:layer="layout" svg:width="0.657cm" svg:height="0.657cm" svg:x="12.175cm" svg:y="2.8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705cm" svg:height="0.674cm" svg:x="13.141cm" svg:y="2.709cm" svg:viewBox="0 0 706 675" svg:d="M118 599c-12 36-14 45-90 45-17 0-28 0-28 19 0 12 8 12 28 12h353c154 0 271-118 271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3" draw:text-style-name="P3" draw:layer="layout" svg:width="0.259cm" svg:height="1.18cm" svg:x="13.936cm" svg:y="2.544cm" svg:viewBox="0 0 260 1181" svg:d="M260 591c0-140-25-336-156-504-9-11-73-87-93-87-5 0-11 3-11 11 0 3 3 6 6 9 47 50 112 131 154 288 22 90 30 190 30 283 0 100-8 201-33 296-39 138-98 219-149 272-8 8-8 11-8 14 0 8 6 8 11 8 17 0 70-58 81-72 104-121 168-297 168-518z">
            <text:p/>
          </draw:path>
          <draw:path draw:style-name="gr3" draw:text-style-name="P3" draw:layer="layout" svg:width="0.528cm" svg:height="0.472cm" svg:x="14.395cm" svg:y="2.318cm" svg:viewBox="0 0 529 473" svg:d="M81 420c-5 22-8 28-61 28-12 0-20 0-20 14 0 11 8 11 20 11h268c118 0 208-78 208-148 0-51-45-93-121-98 84-17 154-70 154-129 0-53-53-98-143-98h-252c-14 0-22 0-22 14 0 11 8 11 22 11 0 0 14 0 26 0 16 3 16 3 16 11 0 0 0 6-2 14zM193 218l42-170c6-20 6-23 34-23h106c70 0 87 45 87 73 0 56-64 120-157 120zM160 448c-23 0-23 0-23-6 0-2 0-5 3-16l48-188h145c67 0 93 42 93 81 0 70-70 129-154 129z">
            <text:p/>
          </draw:path>
          <draw:path draw:style-name="gr3" draw:text-style-name="P3" draw:layer="layout" svg:width="0.38cm" svg:height="0.489cm" svg:x="15.022cm" svg:y="2.309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3" draw:text-style-name="P3" draw:layer="layout" svg:width="0.304cm" svg:height="0.349cm" svg:x="15.496cm" svg:y="2.553cm" svg:viewBox="0 0 305 350" svg:d="M120 20c3-9 3-9 3-12 0-8-8-8-17-8l-58 6c-9 0-12 0-14 2 0 3-3 9-3 12 0 8 8 8 14 8 3 0 11 0 19 0 9 3 9 3 9 6 0 2 0 2-3 14l-67 271c-3 9-3 9-3 11 0 12 8 20 20 20 8 0 19-8 22-20 3-5 3-11 11-44l9-34c8-31 8-31 22-53 20-31 50-56 90-56 25 0 33 14 33 33 0 28-19 82-28 98-8 20-8 23-8 31 0 25 25 45 53 45 53 0 81-64 81-78 0-6-8-6-11-6-8 0-8 3-11 11-9 28-31 56-56 56-11 0-14-8-14-19 0-12 5-26 8-37 6-14 28-67 28-92 0-37-22-59-73-59-50 0-78 31-95 48z">
            <text:p/>
          </draw:path>
          <draw:path draw:style-name="gr3" draw:text-style-name="P3" draw:layer="layout" svg:width="0.467cm" svg:height="0.035cm" svg:x="15.966cm" svg:y="2.597cm" svg:viewBox="0 0 468 36" svg:d="M440 36c11 0 28 0 28-16 0-20-14-20-28-20h-412c-11 0-28 0-28 17 0 19 17 19 28 19z">
            <text:p/>
          </draw:path>
          <draw:path draw:style-name="gr3" draw:text-style-name="P3" draw:layer="layout" svg:width="0.523cm" svg:height="0.469cm" svg:x="16.551cm" svg:y="2.32cm" svg:viewBox="0 0 524 470" svg:d="M188 246h75c53 0 62 9 62 31 0 11 0 14-6 34 0 3 0 5 0 8 0 6 3 9 11 9 9 0 9-3 12-14l39-149c0-3 3-11 3-14 0-5-6-11-12-11-11 0-11 6-14 17-14 56-36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3" draw:text-style-name="P3" draw:layer="layout" svg:width="0.38cm" svg:height="0.447cm" svg:x="17.209cm" svg:y="2.9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3" draw:text-style-name="P3" draw:layer="layout" svg:width="0.492cm" svg:height="0.447cm" svg:x="17.649cm" svg:y="2.947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text-style-name="P3" draw:layer="layout" svg:width="0.514cm" svg:height="0.629cm" svg:x="18.15cm" svg:y="2.947cm" svg:viewBox="0 0 515 630" svg:d="M76 557c-9 34-9 42-54 42-11 0-22 0-22 17 0 8 6 14 14 14 25 0 53-6 81-6 34 0 67 6 98 6 6 0 20 0 20-23 0-8-11-8-25-8-51 0-51-8-51-17 0-11 42-173 51-198 11 30 39 64 89 64 115 0 238-146 238-291 0-93-56-157-131-157-48 0-96 36-129 73-9-53-53-73-90-73-45 0-64 39-73 56-16 34-30 92-30 95 0 11 11 11 11 11 11 0 11 0 19-22 17-70 37-118 70-118 17 0 31 9 31 45 0 23-3 34-5 51zM249 129c9-28 34-56 53-70 34-31 62-37 79-37 42 0 64 34 64 93s-33 171-50 210c-34 70-81 101-118 101-64 0-78-82-78-87 0-3 0-6 3-17z">
            <text:p/>
          </draw:path>
          <draw:path draw:style-name="gr3" draw:text-style-name="P3" draw:layer="layout" svg:width="0.259cm" svg:height="1.18cm" svg:x="18.825cm" svg:y="2.544cm" svg:viewBox="0 0 260 1181" svg:d="M260 1173c0-6-2-6-5-8-45-51-112-129-154-292-23-89-31-190-31-282 0-258 62-440 182-569 8-8 8-11 8-11 0-11-8-11-14-11-14 0-67 59-81 73-101 120-165 297-165 518 0 140 25 338 154 504 11 14 76 86 92 86 6 0 14 0 14-8z">
            <text:p/>
          </draw:path>
          <draw:path draw:style-name="gr3" draw:text-style-name="P3" draw:layer="layout" svg:width="0.604cm" svg:height="0.041cm" svg:x="19.427cm" svg:y="3.115cm" svg:viewBox="0 0 605 42" svg:d="M568 42c17 0 37 0 37-20 0-22-20-22-37-22h-534c-17 0-34 0-34 22 0 20 17 20 34 20z">
            <text:p/>
          </draw:path>
          <draw:path draw:style-name="gr3" draw:text-style-name="P3" draw:layer="layout" svg:width="0.489cm" svg:height="0.696cm" svg:x="20.496cm" svg:y="2.032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3" draw:text-style-name="P3" draw:layer="layout" svg:width="0.377cm" svg:height="0.486cm" svg:x="21.068cm" svg:y="2.385cm" svg:viewBox="0 0 378 487" svg:d="M165 20c0 0 3-9 3-12 0-2-3-8-11-8-14 0-73 6-90 6-5 2-14 2-14 16 0 12 9 12 17 12 34 0 34 2 34 8s0 11-3 17l-98 392c-3 11-3 14-3 14 0 11 8 22 22 22 9 0 23-3 31-17 0-5 9-30 11-44l17-62c0-11 9-36 9-48 8-25 8-25 22-47 22-34 56-73 112-73 36 0 39 31 39 48 0 42-28 117-39 148-8 17-11 25-11 36 0 37 31 59 64 59 70 0 101-95 101-106 0-9-8-9-11-9-9 0-11 6-14 12-14 56-45 84-73 84-14 0-17-9-17-23 0-17 3-25 17-56 8-22 36-95 36-134 0-11 0-42-25-62-14-8-33-17-64-17-53 0-90 28-115 56z">
            <text:p/>
          </draw:path>
          <draw:polygon draw:style-name="gr3" draw:text-style-name="P3" draw:layer="layout" svg:width="1.085cm" svg:height="0.041cm" svg:x="20.443cm" svg:y="3.115cm" svg:viewBox="0 0 1086 42" draw:points="543,42 0,42 0,0 1086,0 1086,42">
            <text:p/>
          </draw:polygon>
          <draw:path draw:style-name="gr3" draw:text-style-name="P3" draw:layer="layout" svg:width="0.654cm" svg:height="0.447cm" svg:x="20.65cm" svg:y="3.62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" draw:text-style-name="P3" draw:layer="layout" svg:width="0.259cm" svg:height="1.18cm" svg:x="21.689cm" svg:y="2.544cm" svg:viewBox="0 0 260 1181" svg:d="M260 591c0-140-25-336-156-504-9-11-73-87-93-87-5 0-11 3-11 11 0 3 3 6 6 9 47 50 112 131 154 288 22 90 30 190 30 283 0 100-8 201-33 296-39 138-98 219-149 272-8 8-8 11-8 14 0 8 6 8 11 8 17 0 70-58 81-72 104-121 168-297 168-51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1:51:00.450031609</meta:creation-date>
    <dc:date>2019-07-17T11:54:04.305967290</dc:date>
    <meta:editing-duration>PT1M53S</meta:editing-duration>
    <meta:editing-cycles>2</meta:editing-cycles>
    <meta:generator>LibreOffice/5.1.6.2$Linux_X86_64 LibreOffice_project/10m0$Build-2</meta:generator>
    <meta:document-statistic meta:object-count="53"/>
  </office:meta>
</office:document-meta>
</file>